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6567" officeooo:paragraph-rsid="00136567"/>
    </style:style>
    <style:style style:name="P2" style:family="paragraph" style:parent-style-name="Standard" style:list-style-name="L1"/>
    <style:style style:name="P3" style:family="paragraph" style:parent-style-name="Standard" style:list-style-name="L7">
      <style:text-properties officeooo:rsid="00156193" officeooo:paragraph-rsid="00156193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68bfe" officeooo:paragraph-rsid="00168bfe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paragraph-rsid="001729a4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729a4" officeooo:paragraph-rsid="00176125" style:font-size-asian="12pt" style:font-weight-asian="bold" style:font-size-complex="12pt" style:font-weight-complex="bold"/>
    </style:style>
    <style:style style:name="P10" style:family="paragraph" style:parent-style-name="Standard" style:list-style-name="L12">
      <style:text-properties fo:font-size="12pt" fo:font-weight="bold" officeooo:rsid="0018469c" officeooo:paragraph-rsid="00186fbd" style:font-size-asian="12pt" style:font-weight-asian="bold" style:font-size-complex="12pt" style:font-weight-complex="bold"/>
    </style:style>
    <style:style style:name="P11" style:family="paragraph" style:parent-style-name="Standard" style:list-style-name="L11">
      <style:text-properties fo:font-size="12pt" fo:font-weight="bold" officeooo:rsid="0018469c" officeooo:paragraph-rsid="00186fbd" style:font-size-asian="12pt" style:font-weight-asian="bold" style:font-size-complex="12pt" style:font-weight-complex="bold"/>
    </style:style>
    <style:style style:name="P12" style:family="paragraph" style:parent-style-name="Standard" style:list-style-name="L10">
      <style:text-properties fo:font-size="12pt" fo:font-weight="bold" officeooo:rsid="0018469c" officeooo:paragraph-rsid="00186fbd" style:font-size-asian="12pt" style:font-weight-asian="bold" style:font-size-complex="12pt" style:font-weight-complex="bold"/>
    </style:style>
    <style:style style:name="P13" style:family="paragraph" style:parent-style-name="Standard" style:list-style-name="L14">
      <style:text-properties fo:font-size="12pt" fo:font-weight="bold" officeooo:rsid="0018469c" officeooo:paragraph-rsid="0018b4c9" style:font-size-asian="12pt" style:font-weight-asian="bold" style:font-size-complex="12pt" style:font-weight-complex="bold"/>
    </style:style>
    <style:style style:name="P14" style:family="paragraph" style:parent-style-name="Standard" style:list-style-name="L13">
      <style:text-properties fo:font-size="12pt" fo:font-weight="bold" officeooo:rsid="0018469c" officeooo:paragraph-rsid="0018b4c9" style:font-size-asian="12pt" style:font-weight-asian="bold" style:font-size-complex="12pt" style:font-weight-complex="bold"/>
    </style:style>
    <style:style style:name="P15" style:family="paragraph" style:parent-style-name="Standard" style:list-style-name="L9">
      <style:text-properties fo:font-size="12pt" fo:font-weight="bold" officeooo:rsid="0018469c" officeooo:paragraph-rsid="0018b4c9" style:font-size-asian="12pt" style:font-weight-asian="bold" style:font-size-complex="12pt" style:font-weight-complex="bold"/>
    </style:style>
    <style:style style:name="P16" style:family="paragraph" style:parent-style-name="Standard" style:list-style-name="L16">
      <style:text-properties fo:font-size="12pt" fo:font-weight="bold" officeooo:paragraph-rsid="0018469c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8da68" officeooo:paragraph-rsid="0018da68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normal" officeooo:rsid="0018da68" officeooo:paragraph-rsid="0018da68" style:font-size-asian="10.5pt" style:font-weight-asian="normal" style:font-size-complex="12pt" style:font-weight-complex="normal"/>
    </style:style>
    <style:style style:name="P19" style:family="paragraph" style:parent-style-name="Standard" style:list-style-name="L9">
      <style:text-properties fo:font-size="12pt" fo:font-weight="normal" officeooo:rsid="001729a4" officeooo:paragraph-rsid="001729a4" style:font-size-asian="12pt" style:font-weight-asian="normal" style:font-size-complex="12pt" style:font-weight-complex="normal"/>
    </style:style>
    <style:style style:name="P20" style:family="paragraph" style:parent-style-name="Standard" style:list-style-name="L10">
      <style:text-properties fo:font-size="12pt" fo:font-weight="normal" officeooo:rsid="00176125" officeooo:paragraph-rsid="00176125" style:font-size-asian="12pt" style:font-weight-asian="normal" style:font-size-complex="12pt" style:font-weight-complex="normal"/>
    </style:style>
    <style:style style:name="P21" style:family="paragraph" style:parent-style-name="Standard" style:list-style-name="L11">
      <style:text-properties fo:font-size="12pt" fo:font-weight="normal" officeooo:rsid="00176125" officeooo:paragraph-rsid="00176125" style:font-size-asian="12pt" style:font-weight-asian="normal" style:font-size-complex="12pt" style:font-weight-complex="normal"/>
    </style:style>
    <style:style style:name="P22" style:family="paragraph" style:parent-style-name="Standard" style:list-style-name="L13">
      <style:text-properties fo:font-size="12pt" fo:font-weight="normal" officeooo:rsid="00176125" officeooo:paragraph-rsid="00176125" style:font-size-asian="12pt" style:font-weight-asian="normal" style:font-size-complex="12pt" style:font-weight-complex="normal"/>
    </style:style>
    <style:style style:name="P23" style:family="paragraph" style:parent-style-name="Standard" style:list-style-name="L9">
      <style:text-properties fo:font-size="12pt" fo:font-weight="normal" officeooo:rsid="00176125" officeooo:paragraph-rsid="00176125" style:font-size-asian="12pt" style:font-weight-asian="normal" style:font-size-complex="12pt" style:font-weight-complex="normal"/>
    </style:style>
    <style:style style:name="P24" style:family="paragraph" style:parent-style-name="Standard" style:list-style-name="L9">
      <style:text-properties fo:font-size="12pt" fo:font-weight="normal" officeooo:paragraph-rsid="00176125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paragraph-rsid="00176125" style:font-size-asian="12pt" style:font-weight-asian="normal" style:font-size-complex="12pt" style:font-weight-complex="normal"/>
    </style:style>
    <style:style style:name="P26" style:family="paragraph" style:parent-style-name="Standard" style:list-style-name="L12">
      <style:text-properties fo:font-size="12pt" fo:font-weight="normal" officeooo:paragraph-rsid="00176125" style:font-size-asian="12pt" style:font-weight-asian="normal" style:font-size-complex="12pt" style:font-weight-complex="normal"/>
    </style:style>
    <style:style style:name="P27" style:family="paragraph" style:parent-style-name="Standard" style:list-style-name="L14">
      <style:text-properties fo:font-size="12pt" fo:font-weight="normal" officeooo:rsid="0017b55b" officeooo:paragraph-rsid="0017b55b" style:font-size-asian="12pt" style:font-weight-asian="normal" style:font-size-complex="12pt" style:font-weight-complex="normal"/>
    </style:style>
    <style:style style:name="P28" style:family="paragraph" style:parent-style-name="Standard" style:list-style-name="L15">
      <style:text-properties fo:font-size="12pt" fo:font-weight="normal" officeooo:rsid="0017b55b" officeooo:paragraph-rsid="0017b55b" style:font-size-asian="12pt" style:font-weight-asian="normal" style:font-size-complex="12pt" style:font-weight-complex="normal"/>
    </style:style>
    <style:style style:name="P29" style:family="paragraph" style:parent-style-name="Standard" style:list-style-name="L16">
      <style:text-properties fo:font-size="12pt" fo:font-weight="normal" officeooo:rsid="0017b55b" officeooo:paragraph-rsid="0017b55b" style:font-size-asian="12pt" style:font-weight-asian="normal" style:font-size-complex="12pt" style:font-weight-complex="normal"/>
    </style:style>
    <style:style style:name="P30" style:family="paragraph" style:parent-style-name="Standard" style:list-style-name="L15">
      <style:text-properties fo:font-size="12pt" fo:font-weight="normal" officeooo:rsid="0018469c" officeooo:paragraph-rsid="0018469c" style:font-size-asian="12pt" style:font-weight-asian="normal" style:font-size-complex="12pt" style:font-weight-complex="normal"/>
    </style:style>
    <style:style style:name="P31" style:family="paragraph" style:parent-style-name="Standard" style:list-style-name="L10">
      <style:text-properties fo:font-size="12pt" fo:font-weight="normal" officeooo:rsid="0018469c" officeooo:paragraph-rsid="00186fbd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3" style:family="paragraph" style:parent-style-name="Standard" style:list-style-name="L7">
      <style:text-properties officeooo:rsid="00168bfe" officeooo:paragraph-rsid="00168bfe"/>
    </style:style>
    <style:style style:name="P34" style:family="paragraph" style:parent-style-name="Standard" style:list-style-name="L7">
      <style:text-properties officeooo:rsid="001729a4" officeooo:paragraph-rsid="001729a4"/>
    </style:style>
    <style:style style:name="P35" style:family="paragraph" style:parent-style-name="Standard" style:list-style-name="L7">
      <style:text-properties officeooo:rsid="0017b55b" officeooo:paragraph-rsid="0017b55b"/>
    </style:style>
    <style:style style:name="P36" style:family="paragraph" style:parent-style-name="Standard" style:list-style-name="L8">
      <style:text-properties officeooo:rsid="0017b55b" officeooo:paragraph-rsid="0017b55b"/>
    </style:style>
    <style:style style:name="P37" style:family="paragraph" style:parent-style-name="Standard" style:list-style-name="L7">
      <style:text-properties officeooo:rsid="0018da68" officeooo:paragraph-rsid="0018da68"/>
    </style:style>
    <style:style style:name="T1" style:family="text">
      <style:text-properties officeooo:rsid="00168bfe"/>
    </style:style>
    <style:style style:name="T2" style:family="text">
      <style:text-properties officeooo:rsid="001729a4"/>
    </style:style>
    <style:style style:name="T3" style:family="text">
      <style:text-properties officeooo:rsid="0017612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29a4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6fbd" style:font-weight-asian="normal" style:font-weight-complex="normal"/>
    </style:style>
    <style:style style:name="T9" style:family="text">
      <style:text-properties fo:font-weight="normal" officeooo:rsid="0018b4c9" style:font-weight-asian="normal" style:font-weight-complex="normal"/>
    </style:style>
    <style:style style:name="T10" style:family="text">
      <style:text-properties fo:font-weight="normal" officeooo:rsid="0018469c" style:font-weight-asian="normal" style:font-weight-complex="normal"/>
    </style:style>
    <style:style style:name="T11" style:family="text">
      <style:text-properties officeooo:rsid="001846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Venture</text:p>
      <text:p text:style-name="P4">Agents</text:p>
      <text:list xml:id="list3365635291164201999" text:style-name="L1">
        <text:list-item>
          <text:p text:style-name="P2">Have several employees</text:p>
          <text:list>
            <text:list-item>
              <text:p text:style-name="P2">Entirely useless (totally for the player)</text:p>
            </text:list-item>
          </text:list>
        </text:list-item>
        <text:list-item>
          <text:p text:style-name="P2">Have roles/specialisations</text:p>
          <text:list>
            <text:list-item>
              <text:p text:style-name="P2">Farming</text:p>
            </text:list-item>
            <text:list-item>
              <text:p text:style-name="P2">Mining</text:p>
            </text:list-item>
            <text:list-item>
              <text:p text:style-name="P2">Hauling</text:p>
            </text:list-item>
            <text:list-item>
              <text:p text:style-name="P2">Fabricating</text:p>
            </text:list-item>
            <text:list-item>
              <text:p text:style-name="P2">Trading</text:p>
            </text:list-item>
          </text:list>
        </text:list-item>
        <text:list-item>
          <text:p text:style-name="P2">Have a contracting cost</text:p>
        </text:list-item>
        <text:list-item>
          <text:p text:style-name="P2">Can have own resources</text:p>
        </text:list-item>
      </text:list>
      <text:p text:style-name="Standard"/>
      <text:p text:style-name="P4">Stations</text:p>
      <text:p text:style-name="P5">Modules</text:p>
      <text:list xml:id="list3352764724231410087" text:style-name="L7">
        <text:list-item>
          <text:p text:style-name="P3">All modules have size classifications. This changes the attributes of the module.</text:p>
        </text:list-item>
      </text:list>
      <text:list xml:id="list5134447263284480455" text:style-name="L8">
        <text:list-item>
          <text:p text:style-name="P36">Tiny</text:p>
        </text:list-item>
        <text:list-item>
          <text:p text:style-name="P36">Small</text:p>
        </text:list-item>
        <text:list-item>
          <text:p text:style-name="P36">Medium</text:p>
        </text:list-item>
        <text:list-item>
          <text:p text:style-name="P36">Large</text:p>
        </text:list-item>
        <text:list-item>
          <text:p text:style-name="P36">Huge</text:p>
        </text:list-item>
      </text:list>
      <text:list xml:id="list212909560039406" text:continue-list="list3352764724231410087" text:style-name="L7">
        <text:list-item>
          <text:p text:style-name="P3">All modules have employee limits.</text:p>
        </text:list-item>
        <text:list-item>
          <text:p text:style-name="P3">All modules have <text:span text:style-name="T1">construction </text:span>resource costs.</text:p>
        </text:list-item>
        <text:list-item>
          <text:p text:style-name="P3">All modules have operati<text:span text:style-name="T1">on resource </text:span>costs.</text:p>
        </text:list-item>
        <text:list-item>
          <text:p text:style-name="P33">All modules have hard points, which are used to attach modules together.</text:p>
        </text:list-item>
        <text:list-item>
          <text:p text:style-name="P34">All modules have inventories.</text:p>
        </text:list-item>
        <text:list-item>
          <text:p text:style-name="P34">All modules have resource transfer rates.</text:p>
        </text:list-item>
        <text:list-item>
          <text:p text:style-name="P35">All modules have power production/consumption.</text:p>
        </text:list-item>
        <text:list-item>
          <text:p text:style-name="P35">All modules have power transfer loss.</text:p>
        </text:list-item>
        <text:list-item>
          <text:p text:style-name="P37">All modules have desired resources, and forbidden resources.</text:p>
        </text:list-item>
      </text:list>
      <text:p text:style-name="P8">Hydroponics Module<text:span text:style-name="T2"> – Ring</text:span></text:p>
      <text:list xml:id="list2195784623448055042" text:style-name="L9">
        <text:list-item>
          <text:p text:style-name="P19">2 hard points</text:p>
        </text:list-item>
        <text:list-item>
          <text:p text:style-name="P23">Farming area in m<text:span text:style-name="T6">2</text:span></text:p>
        </text:list-item>
        <text:list-item>
          <text:p text:style-name="P24"><text:span text:style-name="T2">Rings can be chained together, connected rings share inventory.</text:span></text:p>
        </text:list-item>
        <text:list-item>
          <text:p text:style-name="P15">Adjacency Benefit:<text:span text:style-name="T7"> </text:span><text:span text:style-name="T9">Increases farming efficiency.</text:span></text:p>
        </text:list-item>
      </text:list>
      <text:p text:style-name="P25"><text:span text:style-name="T4">Habitation Module</text:span><text:span text:style-name="T5"> – Ring</text:span></text:p>
      <text:list xml:id="list346714229078514744" text:style-name="L13">
        <text:list-item>
          <text:p text:style-name="P22">Has a specific number of living quarters for agent employees</text:p>
        </text:list-item>
        <text:list-item>
          <text:p text:style-name="P22">Must have as many living quarters as employees on station at any one time.</text:p>
        </text:list-item>
        <text:list-item>
          <text:p text:style-name="P14">Adjacency Benefit:<text:span text:style-name="T7"> </text:span><text:span text:style-name="T9">Increases efficiency.</text:span></text:p>
        </text:list-item>
      </text:list>
      <text:p text:style-name="P9">Entertainment Module – Ring</text:p>
      <text:list xml:id="list5755874221168391095" text:style-name="L14">
        <text:list-item>
          <text:p text:style-name="P27">Increases happiness based on current number of employees on station vs entertainment capacity.</text:p>
        </text:list-item>
        <text:list-item>
          <text:p text:style-name="P27">Capacity is measured in employees entertained.</text:p>
        </text:list-item>
        <text:list-item>
          <text:p text:style-name="P13">Adjacency Benefit:<text:span text:style-name="T7"> </text:span><text:span text:style-name="T9">Increases living quarters.</text:span></text:p>
        </text:list-item>
      </text:list>
      <text:p text:style-name="P6">Docking Module<text:span text:style-name="T2"> – Bay</text:span></text:p>
      <text:list xml:id="list8856469789581724321" text:style-name="L10">
        <text:list-item>
          <text:p text:style-name="P20">Can hold ships.</text:p>
        </text:list-item>
        <text:list-item>
          <text:p text:style-name="P20"><text:soft-page-break/>Transfers resources between ship and module inventory.</text:p>
        </text:list-item>
        <text:list-item>
          <text:p text:style-name="P31">This module has a high transfer rate.</text:p>
        </text:list-item>
        <text:list-item>
          <text:p text:style-name="P12">Adjacency Benefit:<text:span text:style-name="T7"> Increases resource transfer rate.</text:span></text:p>
        </text:list-item>
      </text:list>
      <text:p text:style-name="P6">Reprocessing Module<text:span text:style-name="T2"> – Box</text:span></text:p>
      <text:list xml:id="list96213203722593087" text:style-name="L11">
        <text:list-item>
          <text:p text:style-name="P21">Turns resources into their base components.</text:p>
        </text:list-item>
        <text:list-item>
          <text:p text:style-name="P11">Adjacency Benefit:<text:span text:style-name="T7"> </text:span><text:span text:style-name="T8">Increases fabricating efficiency.</text:span></text:p>
        </text:list-item>
      </text:list>
      <text:p text:style-name="P6">Factory Module<text:span text:style-name="T2"> – Box</text:span></text:p>
      <text:list xml:id="list6384999262781546810" text:style-name="L12">
        <text:list-item>
          <text:p text:style-name="P26"><text:span text:style-name="T3">Turns raw resources into complex goods.</text:span></text:p>
        </text:list-item>
        <text:list-item>
          <text:p text:style-name="P10">Adjacency Benefit:<text:span text:style-name="T7"> </text:span><text:span text:style-name="T8">Increases fabricating efficiency.</text:span></text:p>
        </text:list-item>
      </text:list>
      <text:p text:style-name="P7">Reactor Module<text:span text:style-name="T2"> – Sphere</text:span></text:p>
      <text:list xml:id="list6252667416761806846" text:style-name="L15">
        <text:list-item>
          <text:p text:style-name="P28">Produces power.</text:p>
        </text:list-item>
        <text:list-item>
          <text:p text:style-name="P30">Consumes fuel.</text:p>
        </text:list-item>
      </text:list>
      <text:p text:style-name="P7">Command Module<text:span text:style-name="T2"> – Sphere</text:span></text:p>
      <text:list xml:id="list5933664616291098337" text:style-name="L16">
        <text:list-item>
          <text:p text:style-name="P29">Starting module, provides essential modules, in Tiny size.</text:p>
        </text:list-item>
        <text:list-item>
          <text:p text:style-name="P16"><text:span text:style-name="T11">Adjacency Benefit:</text:span><text:span text:style-name="T10"> Increases efficiency.</text:span></text:p>
          <text:p text:style-name="P16"><text:span text:style-name="T10"/></text:p>
        </text:list-item>
      </text:list>
      <text:p text:style-name="P4">Specialisations</text:p>
      <text:p text:style-name="P5">Farming</text:p>
      <text:p text:style-name="P18">Consumes water, seeds, fertilizer, labour.</text:p>
      <text:p text:style-name="P18">Produces food.</text:p>
      <text:p text:style-name="P5">Mining</text:p>
      <text:p text:style-name="P18">Requires ships.</text:p>
      <text:p text:style-name="P18">Extracts resources from asteroids, as desired by station.</text:p>
      <text:p text:style-name="P5">Hauling</text:p>
      <text:p text:style-name="P17">Distribution</text:p>
      <text:p text:style-name="P18">Moving resources between modules on a station.</text:p>
      <text:p text:style-name="P5">Fabricating</text:p>
      <text:p text:style-name="P17">Reprocessing</text:p>
      <text:p text:style-name="P18">Turns resources into their base resources.</text:p>
      <text:p text:style-name="P17">Fabricating</text:p>
      <text:p text:style-name="P18">Turns resources into complex goods.</text:p>
      <text:p text:style-name="P5">Trading</text:p>
      <text:p text:style-name="P17">Shipping</text:p>
      <text:p text:style-name="P18">Moving resources from one station to another, or to the plane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dan Dearing</meta:initial-creator>
    <meta:creation-date>2017-05-03T15:41:15.992000000</meta:creation-date>
    <dc:date>2017-05-03T21:29:09.270000000</dc:date>
    <dc:creator>Aidan Dearing</dc:creator>
    <meta:editing-duration>PT4H43M35S</meta:editing-duration>
    <meta:editing-cycles>6</meta:editing-cycles>
    <meta:generator>LibreOffice/5.2.3.3$Windows_x86 LibreOffice_project/d54a8868f08a7b39642414cf2c8ef2f228f780cf</meta:generator>
    <meta:document-statistic meta:table-count="0" meta:image-count="0" meta:object-count="0" meta:page-count="2" meta:paragraph-count="78" meta:word-count="365" meta:character-count="2332" meta:non-whitespace-character-count="2084"/>
  </office:meta>
</office:document-meta>
</file>